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0.379cm" fo:min-width="0.129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02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208cm" svg:y1="1.27cm" svg:x2="17.78cm" svg:y2="5.08cm">
          <text:p/>
        </draw:line>
        <draw:line draw:style-name="gr1" draw:text-style-name="P1" draw:layer="layout" svg:x1="5.715cm" svg:y1="1.27cm" svg:x2="3.175cm" svg:y2="2.54cm">
          <text:p/>
        </draw:line>
        <draw:line draw:style-name="gr1" draw:text-style-name="P1" draw:layer="layout" svg:x1="8.255cm" svg:y1="2.54cm" svg:x2="5.842cm" svg:y2="1.27cm">
          <text:p/>
        </draw:line>
        <draw:line draw:style-name="gr1" draw:text-style-name="P1" draw:layer="layout" svg:x1="9.525cm" svg:y1="3.81cm" svg:x2="8.255cm" svg:y2="2.54cm">
          <text:p/>
        </draw:line>
        <draw:line draw:style-name="gr1" draw:text-style-name="P1" draw:layer="layout" svg:x1="4.445cm" svg:y1="3.81cm" svg:x2="3.175cm" svg:y2="2.54cm">
          <text:p/>
        </draw:line>
        <draw:line draw:style-name="gr1" draw:text-style-name="P1" draw:layer="layout" svg:x1="8.255cm" svg:y1="2.54cm" svg:x2="6.985cm" svg:y2="3.81cm">
          <text:p/>
        </draw:line>
        <draw:line draw:style-name="gr1" draw:text-style-name="P1" draw:layer="layout" svg:x1="3.175cm" svg:y1="2.54cm" svg:x2="1.905cm" svg:y2="3.81cm">
          <text:p/>
        </draw:line>
        <draw:line draw:style-name="gr1" draw:text-style-name="P1" draw:layer="layout" svg:x1="1.905cm" svg:y1="3.81cm" svg:x2="2.54cm" svg:y2="4.953cm">
          <text:p/>
        </draw:line>
        <draw:line draw:style-name="gr1" draw:text-style-name="P1" draw:layer="layout" svg:x1="4.445cm" svg:y1="3.81cm" svg:x2="5.08cm" svg:y2="4.953cm">
          <text:p/>
        </draw:line>
        <draw:line draw:style-name="gr1" draw:text-style-name="P1" draw:layer="layout" svg:x1="6.985cm" svg:y1="3.81cm" svg:x2="7.62cm" svg:y2="4.953cm">
          <text:p/>
        </draw:line>
        <draw:line draw:style-name="gr1" draw:text-style-name="P1" draw:layer="layout" svg:x1="9.525cm" svg:y1="3.81cm" svg:x2="10.16cm" svg:y2="4.953cm">
          <text:p/>
        </draw:line>
        <draw:line draw:style-name="gr1" draw:text-style-name="P1" draw:layer="layout" svg:x1="4.318cm" svg:y1="3.81cm" svg:x2="3.556cm" svg:y2="5.08cm">
          <text:p/>
        </draw:line>
        <draw:line draw:style-name="gr1" draw:text-style-name="P1" draw:layer="layout" svg:x1="6.842cm" svg:y1="3.786cm" svg:x2="6.08cm" svg:y2="5.056cm">
          <text:p/>
        </draw:line>
        <draw:line draw:style-name="gr1" draw:text-style-name="P1" draw:layer="layout" svg:x1="9.398cm" svg:y1="3.81cm" svg:x2="8.636cm" svg:y2="5.08cm">
          <text:p/>
        </draw:line>
        <draw:line draw:style-name="gr1" draw:text-style-name="P1" draw:layer="layout" svg:x1="1.905cm" svg:y1="3.81cm" svg:x2="1.143cm" svg:y2="5.08cm">
          <text:p/>
        </draw:line>
        <draw:custom-shape draw:style-name="gr2" draw:text-style-name="P3" draw:layer="layout" svg:width="0.889cm" svg:height="0.889cm" svg:x="2.032cm" svg:y="4.57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3.302cm" svg:y="4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0.762cm" svg:y="4.57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5.842cm" svg:y="4.57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7.112cm" svg:y="4.572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4.572cm" svg:y="4.57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9.652cm" svg:y="4.5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8.382cm" svg:y="4.5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.524cm" svg:y="3.302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889cm" svg:height="0.889cm" svg:x="3.937cm" svg:y="3.30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6.477cm" svg:y="3.30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9.017cm" svg:y="3.3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7.874cm" svg:y="2.03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2.794cm" svg:y="2.03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5.334cm" svg:y="0.76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2.7cm" svg:y="0.7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3.716cm" svg:y="1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4.732cm" svg:y="2.41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7.272cm" svg:y="4.5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5.875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6.30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6.764cm" svg:y="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09:41:42.596097206</meta:creation-date>
    <meta:generator>LibreOffice/5.0.3.2$Linux_X86_64 LibreOffice_project/00m0$Build-2</meta:generator>
    <dc:date>2017-05-25T11:52:33.456713878</dc:date>
    <meta:editing-duration>P1DT1H55M9S</meta:editing-duration>
    <meta:editing-cycles>3</meta:editing-cycles>
    <meta:document-statistic meta:object-count="37"/>
  </office:meta>
</office:document-meta>
</file>